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size="10pt" officeooo:rsid="0034c28f" officeooo:paragraph-rsid="0001f02a" style:font-size-asian="10pt" style:font-size-complex="10pt"/>
    </style:style>
    <style:style style:name="P2" style:family="paragraph" style:parent-style-name="Standard">
      <style:text-properties style:font-name="Noto Sans" fo:font-size="12pt" style:text-underline-style="none" officeooo:rsid="0034c28f" officeooo:paragraph-rsid="003d2fb6" style:font-size-asian="12pt" style:font-size-complex="12pt"/>
    </style:style>
    <style:style style:name="P3" style:family="paragraph" style:parent-style-name="Standard">
      <style:text-properties style:font-name="Noto Sans" fo:font-size="9pt" officeooo:rsid="0034c28f" officeooo:paragraph-rsid="0001f02a" style:font-size-asian="9pt" style:font-size-complex="9pt"/>
    </style:style>
    <style:style style:name="P4" style:family="paragraph" style:parent-style-name="Standard">
      <style:text-properties style:font-name="Noto Sans" fo:font-size="9pt" officeooo:rsid="0034c28f" officeooo:paragraph-rsid="0045dec5" style:font-size-asian="9pt" style:font-size-complex="9pt"/>
    </style:style>
    <style:style style:name="P5" style:family="paragraph" style:parent-style-name="Standard">
      <style:text-properties style:font-name="Noto Sans" fo:font-size="9pt" officeooo:rsid="0034c28f" officeooo:paragraph-rsid="005015ee" style:font-size-asian="9pt" style:font-size-complex="9pt"/>
    </style:style>
    <style:style style:name="P6" style:family="paragraph" style:parent-style-name="Standard">
      <style:text-properties style:font-name="Noto Sans" fo:font-size="9pt" fo:font-weight="bold" officeooo:rsid="0034c28f" officeooo:paragraph-rsid="0001f02a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Noto Sans" fo:font-size="9pt" fo:font-weight="bold" officeooo:rsid="0034c28f" officeooo:paragraph-rsid="0045dec5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Noto Sans" fo:font-size="9pt" fo:font-weight="bold" officeooo:rsid="0034c28f" officeooo:paragraph-rsid="003d2fb6" style:font-size-asian="9pt" style:font-weight-asian="bold" style:font-size-complex="9pt" style:font-weight-complex="bold"/>
    </style:style>
    <style:style style:name="P9" style:family="paragraph" style:parent-style-name="Standard">
      <style:text-properties fo:color="#00a65d" style:font-name="Noto Sans" fo:font-size="12pt" fo:font-weight="bold" officeooo:rsid="0034c28f" officeooo:paragraph-rsid="0001f02a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fo:font-size="9pt" officeooo:paragraph-rsid="0001f02a" style:font-size-asian="9pt" style:font-size-complex="9pt"/>
    </style:style>
    <style:style style:name="P11" style:family="paragraph" style:parent-style-name="Standard" style:list-style-name="L2">
      <style:text-properties fo:font-size="9pt" officeooo:paragraph-rsid="0001f02a" style:font-size-asian="9pt" style:font-size-complex="9pt"/>
    </style:style>
    <style:style style:name="P12" style:family="paragraph" style:parent-style-name="Standard" style:list-style-name="L3">
      <style:text-properties officeooo:paragraph-rsid="0050ca15"/>
    </style:style>
    <style:style style:name="P13" style:family="paragraph" style:parent-style-name="Standard" style:list-style-name="L3">
      <style:text-properties officeooo:paragraph-rsid="0050d320"/>
    </style:style>
    <style:style style:name="P14" style:family="paragraph" style:parent-style-name="Standard" style:list-style-name="L3">
      <style:text-properties officeooo:paragraph-rsid="0052b2ea"/>
    </style:style>
    <style:style style:name="P15" style:family="paragraph" style:parent-style-name="Standard" style:list-style-name="L3">
      <style:text-properties officeooo:paragraph-rsid="0055420a"/>
    </style:style>
    <style:style style:name="P16" style:family="paragraph" style:parent-style-name="Standard" style:list-style-name="L3">
      <style:text-properties officeooo:paragraph-rsid="00560d0b"/>
    </style:style>
    <style:style style:name="P17" style:family="paragraph" style:parent-style-name="Standard" style:list-style-name="L3">
      <style:text-properties officeooo:paragraph-rsid="00575912"/>
    </style:style>
    <style:style style:name="P18" style:family="paragraph" style:parent-style-name="Standard" style:list-style-name="L3">
      <style:text-properties officeooo:paragraph-rsid="0057cf0c"/>
    </style:style>
    <style:style style:name="P19" style:family="paragraph" style:parent-style-name="Standard" style:list-style-name="L3">
      <style:text-properties officeooo:paragraph-rsid="005836d2"/>
    </style:style>
    <style:style style:name="P20" style:family="paragraph" style:parent-style-name="Standard" style:list-style-name="L3">
      <style:text-properties officeooo:paragraph-rsid="00597f99"/>
    </style:style>
    <style:style style:name="P21" style:family="paragraph" style:parent-style-name="Standard" style:list-style-name="L3">
      <style:text-properties officeooo:paragraph-rsid="0001f02a"/>
    </style:style>
    <style:style style:name="P22" style:family="paragraph" style:parent-style-name="Standard" style:list-style-name="L3">
      <style:text-properties officeooo:paragraph-rsid="00796b6d"/>
    </style:style>
    <style:style style:name="P23" style:family="paragraph" style:parent-style-name="Standard" style:list-style-name="L3">
      <style:text-properties officeooo:paragraph-rsid="007ccd41"/>
    </style:style>
    <style:style style:name="P24" style:family="paragraph" style:parent-style-name="Standard" style:list-style-name="L3">
      <style:text-properties officeooo:paragraph-rsid="007e62e2"/>
    </style:style>
    <style:style style:name="P25" style:family="paragraph" style:parent-style-name="Standard" style:list-style-name="L3">
      <style:text-properties officeooo:paragraph-rsid="0080dbfd"/>
    </style:style>
    <style:style style:name="P26" style:family="paragraph" style:parent-style-name="Standard">
      <style:text-properties officeooo:paragraph-rsid="00560d0b"/>
    </style:style>
    <style:style style:name="P27" style:family="paragraph" style:parent-style-name="Standard">
      <style:text-properties officeooo:paragraph-rsid="00597f99"/>
    </style:style>
    <style:style style:name="P28" style:family="paragraph" style:parent-style-name="Standard" style:list-style-name="L6">
      <style:text-properties officeooo:paragraph-rsid="0001f02a"/>
    </style:style>
    <style:style style:name="P29" style:family="paragraph" style:parent-style-name="Standard">
      <style:text-properties officeooo:paragraph-rsid="00796b6d"/>
    </style:style>
    <style:style style:name="P30" style:family="paragraph" style:parent-style-name="Standard" style:list-style-name="L3">
      <style:text-properties fo:font-weight="bold" officeooo:paragraph-rsid="0080dbfd" style:font-weight-asian="bold" style:font-weight-complex="bold"/>
    </style:style>
    <style:style style:name="P31" style:family="paragraph" style:parent-style-name="Standard" style:list-style-name="L3">
      <style:text-properties fo:font-weight="bold" officeooo:paragraph-rsid="007ccd41" style:font-weight-asian="bold" style:font-weight-complex="bold"/>
    </style:style>
    <style:style style:name="P32" style:family="paragraph" style:parent-style-name="Standard" style:list-style-name="L3">
      <style:text-properties fo:font-weight="bold" officeooo:paragraph-rsid="007f47fc" style:font-weight-asian="bold" style:font-weight-complex="bold"/>
    </style:style>
    <style:style style:name="P33" style:family="paragraph" style:parent-style-name="Standard">
      <style:text-properties fo:font-weight="bold" officeooo:paragraph-rsid="007f47f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59671" style:font-weight-asian="bold" style:font-weight-complex="bold"/>
    </style:style>
    <style:style style:name="T3" style:family="text">
      <style:text-properties fo:color="#00a65d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Noto Sans" officeooo:rsid="0034c28f"/>
    </style:style>
    <style:style style:name="T6" style:family="text">
      <style:text-properties style:font-name="Noto Sans" fo:font-size="9pt" fo:font-weight="bold" officeooo:rsid="0034c28f" style:font-size-asian="9pt" style:font-weight-asian="bold" style:font-size-complex="9pt" style:font-weight-complex="bold"/>
    </style:style>
    <style:style style:name="T7" style:family="text">
      <style:text-properties style:font-name="Noto Sans" fo:font-size="9pt" officeooo:rsid="0034c28f" style:font-size-asian="9pt" style:font-size-complex="9pt"/>
    </style:style>
    <style:style style:name="T8" style:family="text">
      <style:text-properties style:font-name="Noto Sans" fo:font-size="9pt" officeooo:rsid="00444c41" style:font-size-asian="9pt" style:font-size-complex="9pt"/>
    </style:style>
    <style:style style:name="T9" style:family="text">
      <style:text-properties style:font-name="Noto Sans" fo:font-size="9pt" officeooo:rsid="0066254c" style:font-size-asian="9pt" style:font-size-complex="9pt"/>
    </style:style>
    <style:style style:name="T10" style:family="text">
      <style:text-properties style:font-name="Noto Sans" fo:font-size="9pt" officeooo:rsid="0066bec8" style:font-size-asian="9pt" style:font-size-complex="9pt"/>
    </style:style>
    <style:style style:name="T11" style:family="text">
      <style:text-properties style:font-name="Noto Sans" fo:font-size="9pt" officeooo:rsid="0067c323" style:font-size-asian="9pt" style:font-size-complex="9pt"/>
    </style:style>
    <style:style style:name="T12" style:family="text">
      <style:text-properties style:font-name="Noto Sans" fo:font-size="9pt" officeooo:rsid="0068f63b" style:font-size-asian="9pt" style:font-size-complex="9pt"/>
    </style:style>
    <style:style style:name="T13" style:family="text">
      <style:text-properties style:font-name="Noto Sans" fo:font-size="9pt" officeooo:rsid="006a4ff5" style:font-size-asian="9pt" style:font-size-complex="9pt"/>
    </style:style>
    <style:style style:name="T14" style:family="text">
      <style:text-properties style:font-name="Noto Sans" fo:font-size="9pt" officeooo:rsid="006b8628" style:font-size-asian="9pt" style:font-size-complex="9pt"/>
    </style:style>
    <style:style style:name="T15" style:family="text">
      <style:text-properties style:font-name="Noto Sans" fo:font-size="9pt" officeooo:rsid="00771770" style:font-size-asian="9pt" style:font-size-complex="9pt"/>
    </style:style>
    <style:style style:name="T16" style:family="text">
      <style:text-properties style:font-name="Noto Sans" fo:font-size="9pt" officeooo:rsid="00781049" style:font-size-asian="9pt" style:font-size-complex="9pt"/>
    </style:style>
    <style:style style:name="T17" style:family="text">
      <style:text-properties style:font-name="Noto Sans" fo:font-size="9pt" officeooo:rsid="00784d3f" style:font-size-asian="9pt" style:font-size-complex="9pt"/>
    </style:style>
    <style:style style:name="T18" style:family="text">
      <style:text-properties style:font-name="Noto Sans" fo:font-size="9pt" fo:font-weight="normal" officeooo:rsid="0034c28f" style:font-size-asian="9pt" style:font-weight-asian="normal" style:font-size-complex="9pt" style:font-weight-complex="normal"/>
    </style:style>
    <style:style style:name="T19" style:family="text">
      <style:text-properties fo:color="#0066b3"/>
    </style:style>
    <style:style style:name="T20" style:family="text">
      <style:text-properties fo:color="#0066b3" fo:font-weight="bold" style:font-weight-asian="bold" style:font-weight-complex="bold"/>
    </style:style>
    <style:style style:name="T21" style:family="text">
      <style:text-properties fo:color="#0066b3" style:font-name="Noto Sans" fo:font-size="9pt" fo:font-weight="bold" officeooo:rsid="0034c28f" style:font-size-asian="9pt" style:font-weight-asian="bold" style:font-size-complex="9pt" style:font-weight-complex="bold"/>
    </style:style>
    <style:style style:name="T22" style:family="text">
      <style:text-properties fo:color="#0066b3" style:font-name="Noto Sans" fo:font-size="9pt" fo:font-weight="bold" officeooo:rsid="00444c41" style:font-size-asian="9pt" style:font-weight-asian="bold" style:font-size-complex="9pt" style:font-weight-complex="bold"/>
    </style:style>
    <style:style style:name="T23" style:family="text">
      <style:text-properties fo:color="#0066b3" style:font-name="Noto Sans" fo:font-size="9pt" fo:font-weight="bold" officeooo:rsid="0064a418" style:font-size-asian="9pt" style:font-weight-asian="bold" style:font-size-complex="9pt" style:font-weight-complex="bold"/>
    </style:style>
    <style:style style:name="T24" style:family="text">
      <style:text-properties fo:color="#0066b3" style:font-name="Noto Sans" fo:font-size="9pt" officeooo:rsid="0034c28f" style:font-size-asian="9pt" style:font-size-complex="9pt"/>
    </style:style>
    <style:style style:name="T25" style:family="text">
      <style:text-properties fo:color="#0066b3" style:font-name="Noto Sans" fo:font-size="9pt" officeooo:rsid="008c86ba" style:font-size-asian="9pt" style:font-size-complex="9pt"/>
    </style:style>
    <style:style style:name="T26" style:family="text">
      <style:text-properties fo:color="#0066b3" style:font-name="Noto Sans" fo:font-weight="bold" officeooo:rsid="0034c28f" style:font-weight-asian="bold" style:font-weight-complex="bold"/>
    </style:style>
    <style:style style:name="T27" style:family="text">
      <style:text-properties officeooo:rsid="0076af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2cm" fo:text-indent="-0.635cm" fo:margin-left="2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2cm" fo:text-indent="-0.635cm" fo:margin-left="7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67cm" fo:text-indent="-0.635cm" fo:margin-left="7.9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t algorithme sert à visualiser l'objectif du programme de réinstallation avec une GUI (Graphical User Interface ; Interface Graphique Utilisateur)</text:p>
      <text:p text:style-name="P1"/>
      <text:p text:style-name="P1"><text:span text:style-name="T1">Langage utilisé :</text:span> C</text:p>
      <text:p text:style-name="P1"><text:span text:style-name="T1">Librairie graphique utilisée :</text:span> Gnome ToolKit+ 3 (GTK+3)</text:p>
      <text:p text:style-name="P1"/>
      <text:p text:style-name="P1">Ceci se passe dans le fichier exécutable de l'interface, après l'avoir exécuté suivant le choix de l'utilisateur dans le fichier bash</text:p>
      <text:p text:style-name="P1"/>
      <text:p text:style-name="P2"><text:span text:style-name="T3">VARIABLES :</text:span></text:p>
      <text:p text:style-name="P8"># <text:span text:style-name="T27">AFFICHAGE DE L'</text:span>INTERFACE GRAPHIQUE</text:p>
      <text:list xml:id="list3959711069" text:style-name="L1">
        <text:list-item>
          <text:p text:style-name="P10"><text:span text:style-name="T26">$gui_main<text:tab/><text:tab/></text:span><text:span text:style-name="T5"># Fenêtre de la GUI principale</text:span></text:p>
        </text:list-item>
      </text:list>
      <text:p text:style-name="P3"/>
      <text:p text:style-name="P6"># PAQUETS</text:p>
      <text:list xml:id="list2609941428" text:style-name="L2">
        <text:list-item>
          <text:p text:style-name="P11"><text:span text:style-name="T26">$pack_list<text:tab/><text:tab/></text:span><text:span text:style-name="T5"># Liste des paquets installés par la version personnalisée ou SIO</text:span></text:p>
        </text:list-item>
      </text:list>
      <text:p text:style-name="P3"/>
      <text:p text:style-name="P3"><text:span text:style-name="T1"># </text:span><text:span text:style-name="T2">AJOUT DE DÉPÔTS </text:span><text:span text:style-name="T1">PPA</text:span> <text:s text:c="3"/></text:p>
      <text:list xml:id="list509798612" text:style-name="L6">
        <text:list-item>
          <text:p text:style-name="P28"><text:span text:style-name="T21">$ppa_btn_ajout_conf</text:span><text:span text:style-name="T7"><text:tab/># Bouton de confirmation d'ajout d'une commande d'ajout de PPAs</text:span></text:p>
        </text:list-item>
        <text:list-item>
          <text:p text:style-name="P28"><text:span text:style-name="T21">$ppa_btn_ajout_deps</text:span><text:span text:style-name="T7"><text:tab/># Bouton d'ajouts de dépôts PPA</text:span></text:p>
        </text:list-item>
        <text:list-item>
          <text:p text:style-name="P28"><text:span text:style-name="T21">$ppa_btn_mod</text:span><text:span text:style-name="T7"><text:tab/><text:tab/># Bouton de modification de la commande d'ajouts de PPAs</text:span></text:p>
        </text:list-item>
        <text:list-item>
          <text:p text:style-name="P28"><text:span text:style-name="T21">$ppa_case_ajout_dep</text:span><text:span text:style-name="T22">s</text:span><text:span text:style-name="T8"><text:tab/></text:span><text:span text:style-name="T7"># Case rectangulaire de zone de texte où l'utilisateur rentre le lien du dépôt à ajouter</text:span></text:p>
        </text:list-item>
        <text:list-item>
          <text:p text:style-name="P28"><text:span text:style-name="T21">$ppa_cmd_ajout</text:span><text:span text:style-name="T7"><text:tab/># Commande d'ajout de PPAs</text:span></text:p>
        </text:list-item>
        <text:list-item>
          <text:p text:style-name="P28"><text:span text:style-name="T21">$ppa_cmd_case_rect</text:span><text:span text:style-name="T7"><text:tab/># Case où est écrite la commande d'ajout de PPAs de la distribution</text:span></text:p>
        </text:list-item>
        <text:list-item>
          <text:p text:style-name="P28"><text:span text:style-name="T21">$ppa_cmd_fenetre</text:span><text:span text:style-name="T7"><text:tab/># Fenêtre d'ajout de commandes d'ajout de PPAs</text:span></text:p>
        </text:list-item>
        <text:list-item>
          <text:p text:style-name="P28"><text:span text:style-name="T21">$ppa_lien_depot<text:tab/></text:span><text:span text:style-name="T7"># Lien vers le dépôt PPA que l'utilisateur souhaite ajouter</text:span></text:p>
        </text:list-item>
        <text:list-item>
          <text:p text:style-name="P28"><text:span text:style-name="T21">$ppa_</text:span><text:span text:style-name="T23">tableau</text:span><text:span text:style-name="T7"><text:tab/><text:tab/># </text:span><text:span text:style-name="T9">Tableau </text:span><text:span text:style-name="T10">contenant le nombre</text:span><text:span text:style-name="T7"> de dépôts PPA ajoutés par l'utilisateur. </text:span><text:span text:style-name="T11">La case [0] </text:span><text:span text:style-name="T12">correspond </text:span><text:span text:style-name="T13">à la commande d'installation de dépôts PPA </text:span><text:span text:style-name="T14">de la distribution</text:span></text:p>
        </text:list-item>
      </text:list>
      <text:p text:style-name="P3"/>
      <text:p text:style-name="P9">DÉBUT :</text:p>
      <text:p text:style-name="P6"><text:span text:style-name="T4"/></text:p>
      <text:p text:style-name="P6">OUVRIR <text:span text:style-name="T19">$gui_main</text:span></text:p>
      <text:p text:style-name="P4"><text:s/></text:p>
      <text:p text:style-name="P7">###### PREMIÈRE CATÉGORIE : AJOUTS POSSIBLES DE PPAs ######</text:p>
      <text:p text:style-name="P4"><text:s/></text:p>
      <text:p text:style-name="P4"><text:span text:style-name="T1">AFFICHER </text:span><text:span text:style-name="T20">$ppa_btn_ajout_depots</text:span> (bouton : symbole '+' en vert, suivi du texte "Ajouter un PPA")</text:p>
      <text:p text:style-name="P5"><text:span text:style-name="T1"/></text:p>
      <text:p text:style-name="P5"><text:span text:style-name="T1">SI </text:span><text:span text:style-name="T20">$ppa_btn_ajout_deps</text:span> == clic</text:p>
      <text:list xml:id="list3053214673" text:style-name="L3">
        <text:list-item>
          <text:p text:style-name="P12"><text:span text:style-name="T6">SI </text:span><text:span text:style-name="T21">$ppa_nombre</text:span><text:span text:style-name="T7"> == 0</text:span></text:p>
          <text:list>
            <text:list-item>
              <text:p text:style-name="P13"><text:span text:style-name="T6">OUVRIR </text:span><text:span text:style-name="T21">$ppa_fenetre</text:span></text:p>
            </text:list-item>
            <text:list-item>
              <text:p text:style-name="P14"><text:span text:style-name="T6">AFFICHER</text:span><text:span text:style-name="T7"> </text:span></text:p>
              <text:list>
                <text:list-item>
                  <text:p text:style-name="P14"><text:span text:style-name="T7">"Aucune commande d'ajout de PPA n'a été rentrée. Saisissez la commande d'ajout de PPAs de votre distribution.</text:span></text:p>
                </text:list-item>
                <text:list-item>
                  <text:p text:style-name="P14"><text:span text:style-name="T15">Si vous ne la connaissez pas </text:span><text:span text:style-name="T16">ou si vous l'avez oublié</text:span><text:span text:style-name="T7">, veuillez vous rendre sur ce site -&gt; </text:span><text:a xlink:type="simple" xlink:href="https://lien.nomdedomaine/" text:style-name="Internet_20_link" text:visited-style-name="Visited_20_Internet_20_Link"><text:span text:style-name="T7">https://lien.nomdedomaine</text:span></text:a><text:span text:style-name="T7">"</text:span></text:p>
                </text:list-item>
              </text:list>
            </text:list-item>
            <text:list-item>
              <text:p text:style-name="P15"><text:span text:style-name="T6">AFFICHER</text:span><text:span text:style-name="T7"> -&gt; Case rectangulaire de zone de texte</text:span></text:p>
            </text:list-item>
            <text:list-item>
              <text:p text:style-name="P16"><text:span text:style-name="T6">SAISIR </text:span><text:span text:style-name="T21">$ppa_cmd_ajout</text:span></text:p>
            </text:list-item>
          </text:list>
        </text:list-item>
      </text:list>
      <text:p text:style-name="P26"><text:span text:style-name="T21"/></text:p>
      <text:list xml:id="list120648320784772" text:continue-numbering="true" text:style-name="L3">
        <text:list-item>
          <text:list>
            <text:list-item>
              <text:p text:style-name="P17"><text:span text:style-name="T6"><text:s/>SI </text:span><text:span text:style-name="T21">$ppa_btn_ajout_confirm</text:span><text:span text:style-name="T7"> == clic</text:span></text:p>
              <text:list>
                <text:list-item>
                  <text:p text:style-name="P18"><text:span text:style-name="T6">CRÉER</text:span><text:span text:style-name="T7"> case rectangulaire </text:span></text:p>
                </text:list-item>
                <text:list-item>
                  <text:p text:style-name="P19"><text:span text:style-name="T6">ÉCRIRE </text:span><text:span text:style-name="T21">$ppa_cmd_ajout</text:span><text:span text:style-name="T7"> DANS case rectangulaire</text:span></text:p>
                </text:list-item>
                <text:list-item>
                  <text:p text:style-name="P20"><text:soft-page-break/><text:span text:style-name="T6">AJOUTER </text:span><text:span text:style-name="T21">$ppa_btn_modifier</text:span><text:span text:style-name="T7"> -&gt; Droite # Bouton permettant de modifier la commande d'ajout de PPAs, ajouté à droite de la case créée</text:span></text:p>
                </text:list-item>
                <text:list-item>
                  <text:p text:style-name="P20"><text:span text:style-name="T6">FERMER </text:span><text:span text:style-name="T21">$ppa_cmd_fenetre</text:span></text:p>
                </text:list-item>
              </text:list>
            </text:list-item>
          </text:list>
        </text:list-item>
      </text:list>
      <text:p text:style-name="P27"><text:span text:style-name="T21"/></text:p>
      <text:list xml:id="list120647278864796" text:continue-numbering="true" text:style-name="L3">
        <text:list-item>
          <text:list>
            <text:list-item>
              <text:p text:style-name="P21"><text:span text:style-name="T6">FIN SI </text:span><text:span text:style-name="T21">$ppa_btn_ajout_confirm</text:span><text:span text:style-name="T7"> == clic</text:span></text:p>
            </text:list-item>
          </text:list>
        </text:list-item>
        <text:list-item>
          <text:p text:style-name="P22"><text:span text:style-name="T6">FIN SI </text:span><text:span text:style-name="T21">$ppa_nombre</text:span><text:span text:style-name="T7"> == 0</text:span></text:p>
        </text:list-item>
      </text:list>
      <text:p text:style-name="P29"><text:span text:style-name="T7"/></text:p>
      <text:list xml:id="list120647394508066" text:continue-numbering="true" text:style-name="L3">
        <text:list-item>
          <text:p text:style-name="P31"><text:span text:style-name="T7">CRÉER </text:span><text:span text:style-name="T24">$ppa_case_ajout_depot</text:span></text:p>
        </text:list-item>
        <text:list-item>
          <text:p text:style-name="P23"><text:span text:style-name="T6">BOUGER</text:span><text:span text:style-name="T7"> </text:span><text:span text:style-name="T21">$ppa_btn_ajout_depots</text:span><text:span text:style-name="T7"> d'une case vers le bas</text:span></text:p>
        </text:list-item>
        <text:list-item>
          <text:p text:style-name="P24"><text:span text:style-name="T6">AFFICHER</text:span><text:span text:style-name="T7"> "Entrez le lien du PPA à ajouter"</text:span></text:p>
        </text:list-item>
        <text:list-item>
          <text:p text:style-name="P32"><text:span text:style-name="T7">SAISIR $ppa_lien_depot</text:span></text:p>
        </text:list-item>
      </text:list>
      <text:p text:style-name="P33"><text:span text:style-name="T7"/></text:p>
      <text:list xml:id="list120647962795458" text:continue-numbering="true" text:style-name="L3">
        <text:list-item>
          <text:p text:style-name="P25"><text:span text:style-name="T6">SI</text:span><text:span text:style-name="T7"> l'utilisateur confirme</text:span></text:p>
        </text:list-item>
        <text:list-item>
          <text:p text:style-name="P30"><text:span text:style-name="T7">AJOUTER </text:span><text:span text:style-name="T24">$ppa_</text:span><text:span text:style-name="T25">tableau</text:span><text:span text:style-name="T18"> + 1</text:span></text:p>
        </text:list-item>
        <text:list-item>
          <text:p text:style-name="P30"><text:span text:style-name="T7">FIN SI</text:span></text:p>
        </text:list-item>
      </text:list>
      <text:p text:style-name="P3"><text:s text:c="8"/></text:p>
      <text:p text:style-name="P3"><text:s text:c="4"/>FIN SI $ppa_btn_ajout_depots == clic</text:p>
      <text:p text:style-name="P3"><text:s text:c="4"/></text:p>
      <text:p text:style-name="P3"><text:s text:c="4"/>###### DEUXIÈME CATÉGORIE ######</text:p>
      <text:p text:style-name="P3"><text:s text:c="4"/>AFFICHER -&gt; liste des programmes selon la version du script exécuté (personnalisée ou SIO)</text:p>
      <text:p text:style-name="P3"><text:s text:c="4"/>SCANNER $pack_li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18T12:06:46.447316684</dc:date>
    <meta:editing-duration>PT53M</meta:editing-duration>
    <meta:editing-cycles>129</meta:editing-cycles>
    <meta:document-statistic meta:table-count="0" meta:image-count="0" meta:object-count="0" meta:page-count="2" meta:paragraph-count="53" meta:word-count="412" meta:character-count="2600" meta:non-whitespace-character-count="2227"/>
  </office:meta>
</office:document-meta>
</file>